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Marginalia">
      <style:paragraph-properties fo:margin-left="0in" fo:margin-right="0in" fo:text-indent="0in" style:auto-text-indent="false"/>
    </style:style>
    <style:style style:name="P3" style:family="paragraph" style:parent-style-name="Marginalia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ck Library for Integration test.</text:h>
      <text:p text:style-name="Standard"/>
      <text:p text:style-name="Standard">This release contain only the database integration part of push notification message sending and main library(s) to call wrapped functionality.</text:p>
      <text:p text:style-name="Standard"/>
      <text:p text:style-name="Standard">Step 1: create 'push' database using <text:s/>`<text:span text:style-name="T2">database.sql` </text:span><text:span text:style-name="T3">file.</text:span></text:p>
      <text:p text:style-name="Standard"><text:span text:style-name="T3"/></text:p>
      <text:p text:style-name="P1"><text:span text:style-name="T4">Step 2: change database connection settings on `</text:span><text:span text:style-name="T1">include/config.php</text:span><text:span text:style-name="T4">` configuration file.</text:span></text:p>
      <text:p text:style-name="P1"><text:span text:style-name="T4"/></text:p>
      <text:p text:style-name="Marginalia"><text:span text:style-name="T4">define('DBHOST', 'localhost');</text:span></text:p>
      <text:p text:style-name="Marginalia"><text:span text:style-name="T4">define('DBNAME', 'push'); // database name</text:span></text:p>
      <text:p text:style-name="Marginalia"><text:span text:style-name="T4">define('DBUSERNAME', 'root'); // username</text:span></text:p>
      <text:p text:style-name="Marginalia"><text:span text:style-name="T4">define('DBPASSWORD', ''); // password</text:span></text:p>
      <text:p text:style-name="P2"><text:span text:style-name="T4">Step 3: Copy `</text:span><text:span text:style-name="T1">class</text:span><text:span text:style-name="T4">` and `</text:span><text:span text:style-name="T1">include</text:span><text:span text:style-name="T4">` folder to your project.</text:span></text:p>
      <text:p text:style-name="P2"><text:span text:style-name="T4">Step 4: include "class/PushManager.php" to your project.</text:span></text:p>
      <text:p text:style-name="P3"><text:span text:style-name="T4">Follow `</text:span><text:span text:style-name="T1">example.php</text:span><text:span text:style-name="T4">` for more information.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un </meta:initial-creator>
    <meta:creation-date>2012-11-27T22:43:54</meta:creation-date>
    <dc:date>2012-11-27T23:38:39</dc:date>
    <dc:creator>dasun </dc:creator>
    <meta:editing-duration>PT36M52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1" meta:word-count="80" meta:character-count="631" meta:non-whitespace-character-count="558"/>
  </office:meta>
</office:document-meta>
</file>